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ft-click a population name button - Opens a pie menu:</text:p>
      <text:p text:style-name="Standard"/>
      <text:p text:style-name="Standard">New Ritual:</text:p>
      <text:p text:style-name="Standard"/>
      <text:p text:style-name="Standard">&lt;Physical ritual implements&gt;</text:p>
      <text:p text:style-name="Standard">Valitse n implementtiä → Pie menun keskellä nappi </text:p>
      <text:p text:style-name="Standard">“Perform ritual”→ satunnainen ääni valittujen physical implementtien perusteella, rituaali vaikuttaa populaatioon prosentilla (fear+responsibility)/2</text:p>
      <text:p text:style-name="Standard"/>
      <text:p text:style-name="Standard">Kun jokin emootio ylittää responsibility -rajan, peli soittaa vastaavan äänen (cooldown 4 sekuntia)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30T10:16:04.291570864</meta:creation-date>
    <meta:generator>OpenOffice/4.1.2$Unix OpenOffice.org_project/412m3$Build-9782</meta:generator>
    <dc:date>2016-01-30T11:01:13</dc:date>
    <meta:editing-duration>PT44M17S</meta:editing-duration>
    <meta:editing-cycles>3</meta:editing-cycles>
    <dc:creator>Pekka Heikkilä</dc:creator>
    <meta:document-statistic meta:table-count="0" meta:image-count="0" meta:object-count="0" meta:page-count="1" meta:paragraph-count="6" meta:word-count="50" meta:character-count="392"/>
  </office:meta>
</office:document-meta>
</file>